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46694942488747268" text:style-name="L1">
        <text:list-item>
          <text:p text:style-name="P1"><text:span text:style-name="T1">Entw</text:span><text:bookmark text:name="_GoBack"/><text:span text:style-name="T1">urfsphase</text:span></text:p>
        </text:list-item>
      </text:list>
      <text:p text:style-name="Standard"><text:span text:style-name="T1">//Skizze der Map(Bild)</text:span></text:p>
      <text:p text:style-name="Standard"><text:span text:style-name="T1">//Vielleicht Skizze von Figur oder sowas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.501cm" fo:margin-right="1.501cm" style:writing-mode="lr-tb" style:layout-grid-color="#c0c0c0" style:layout-grid-lines="2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grammadministrator</meta:initial-creator>
    <meta:editing-cycles>3</meta:editing-cycles>
    <meta:creation-date>2016-12-07T09:51:00</meta:creation-date>
    <dc:date>2016-12-11T22:22:15.71</dc:date>
    <meta:editing-duration>PT3H52M22S</meta:editing-duration>
    <meta:generator>OpenOffice/4.1.2$Win32 OpenOffice.org_project/412m3$Build-9782</meta:generator>
    <meta:document-statistic meta:table-count="0" meta:image-count="0" meta:object-count="0" meta:page-count="1" meta:paragraph-count="3" meta:word-count="11" meta:character-count="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